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Arial Unicode MS" style:font-name-complex="Arial Unicode MS"/>
    </style:style>
    <style:style style:name="ce19" style:family="table-cell" style:parent-style-name="pd1">
      <style:table-cell-properties fo:background-color="#99ff66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pd1">
      <style:table-cell-properties fo:background-color="#ff66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5" table:default-cell-style-name="Default"/>
        <table:table-column table:style-name="co1" table:default-cell-style-name="ce20"/>
        <table:table-column table:style-name="co1" table:default-cell-style-name="Default"/>
        <table:table-column table:style-name="co2" table:default-cell-style-name="ce22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19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1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3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8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8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18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18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6 MIST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49 MIST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0 MIST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47 MIST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18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48 MEDITATE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5 MEDITATE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5 MEDITATE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5 MEDITATE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7 HEADBUTT ; 49 BIND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2 HEADBUTT ; 55 BIND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18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18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18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18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BIND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18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BIND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18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BIND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37 MEDITATE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0 MEDITATE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JUMP_KICK ; 30 DIZZY_PUNCH ; 31 COUNTER ; 32 FOCUS_ENERGY ; 33 HI_JUMP_KICK ; 34 MEGA_PUNCH ; 35 ROLLING_KICK ; 36 THUNDERPUNCH ; 37 FIRE_PUNCH ; 38 ICE_PUNCH ; 40 SUBMISSION ; 41 BULLET_PUNCH ; 42 SUPERPOWER ; 43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38 JUMP_KICK ; 41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MEDITATE, COMET_PUNCH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18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18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18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18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59 BARRAGE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3 MEDITATE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5 MEDITATE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18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18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18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18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18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BIND ; 12 SEISMIC_TOSS ; 17 FURY_ATTACK ; 21 ROCK_THROW ; 24 HARDEN ; 28 HEADBUTT ; 32 X_SCISSOR ; 35 STRENGTH ; 39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BIND ; 17 SEISMIC_TOSS ; 22 FURY_ATTACK ; 26 ROCK_THROW ; 29 HARDEN ; 33 HEADBUTT ; 37 X_SCISSOR ; 40 STRENGTH ; 44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18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BIND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BIND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0 MIST ; 14 BITE ; 19 CONFUSE_RAY ; 22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48 MIST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18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18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18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MIST ; 31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18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BIND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MEDITAT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1 MIST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 table:number-rows-repeated="1048371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7">00/00/0000</text:date>, <text:time style:data-style-name="N2" text:time-value="13:17:55.090844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8-17T13:19:51.024997216</dc:date>
    <dc:creator>Michael </dc:creator>
    <meta:editing-duration>P38DT5H40M55S</meta:editing-duration>
    <meta:editing-cycles>293</meta:editing-cycles>
    <meta:document-statistic meta:table-count="2" meta:cell-count="4986" meta:object-count="0"/>
  </office:meta>
</office:document-meta>
</file>